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319in"/>
    </style:style>
    <style:style style:name="co3" style:family="table-column">
      <style:table-column-properties fo:break-before="auto" style:column-width="1.5528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117"/>
    <style:style style:name="ce3" style:family="table-cell" style:parent-style-name="Default" style:data-style-name="N11"/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  <style:style style:name="T7" style:family="text">
      <style:text-properties fo:color="#80008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ax rate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min tax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string">
            <text:p>score</text:p>
          </table:table-cell>
          <table:table-cell office:value-type="float" office:value="32">
            <text:p>32</text:p>
          </table:table-cell>
          <table:table-cell table:formula="oooc:=[.B1]+3+[.B3]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ash</text:p>
          </table:table-cell>
          <table:table-cell table:style-name="ce1" office:value-type="float" office:value="10000">
            <text:p>10,000</text:p>
          </table:table-cell>
          <table:table-cell table:formula="oooc:=(([.B6]*[.B1])/100)" office:value-type="float" office:value="3000">
            <text:p>3000</text:p>
          </table:table-cell>
          <table:table-cell/>
        </table:table-row>
        <table:table-row table:style-name="ro1">
          <table:table-cell office:value-type="string">
            <text:p>inventory</text:p>
          </table:table-cell>
          <table:table-cell table:style-name="ce1" office:value-type="float" office:value="10000">
            <text:p>10,000</text:p>
          </table:table-cell>
          <table:table-cell table:number-columns-repeated="2"/>
        </table:table-row>
        <table:table-row table:style-name="ro2">
          <table:table-cell office:value-type="string">
            <text:p>networth</text:p>
          </table:table-cell>
          <table:table-cell table:style-name="ce1" table:formula="oooc:=[.B4]+[.B5]" office:value-type="float" office:value="20000">
            <text:p>20,000</text:p>
          </table:table-cell>
          <table:table-cell office:value-type="string">
            <text:p>MAX(<text:span text:style-name="T1">B2</text:span>;((<text:span text:style-name="T2">B4</text:span>+<text:span text:style-name="T3">B5</text:span>)*<text:span text:style-name="T4">B1</text:span>)/100)</text:p>
          </table:table-cell>
          <table:table-cell office:value-type="string">
            <text:p>(((<text:span text:style-name="T5">B4</text:span>+<text:span text:style-name="T6">B5</text:span>)*(3+<text:span text:style-name="T7">B3</text:span>))/100)</text:p>
          </table:table-cell>
        </table:table-row>
        <table:table-row table:style-name="ro1">
          <table:table-cell office:value-type="string">
            <text:p>bonus</text:p>
          </table:table-cell>
          <table:table-cell table:style-name="ce2" table:formula="oooc:=-(MAX([.B2];(([.B4]+[.B5])*[.B1])/100) + ((([.B4]+[.B5])*(3+[.B3]))/100))" office:value-type="float" office:value="-10000">
            <text:p>-10,000</text:p>
          </table:table-cell>
          <table:table-cell table:formula="oooc:=-(MAX([.B2];(([.B4]+[.B5])*[.B1])/100))" office:value-type="float" office:value="-3000">
            <text:p>-3000</text:p>
          </table:table-cell>
          <table:table-cell table:formula="oooc:=-1 *((([.B4]+[.B5])*(3+[.B3]))/100)" office:value-type="float" office:value="-7000">
            <text:p>-7000</text:p>
          </table:table-cell>
        </table:table-row>
        <table:table-row table:style-name="ro1">
          <table:table-cell office:value-type="string">
            <text:p>% loss</text:p>
          </table:table-cell>
          <table:table-cell table:style-name="ce3" table:formula="oooc:=[.B7]/([.B4]+[.B5]) * -1" office:value-type="percentage" office:value="0.5">
            <text:p>50.00%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/>
    </number:number-style>
    <number:number-style style:name="N116">
      <style:text-properties fo:color="#ff0000"/>
      <number:text>-</number:text>
      <number:number number:decimal-places="0" number:min-integer-digits="1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0">01/10/2008</text:date>, <text:time>12:2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1-10T11:56:20</meta:creation-date>
    <dc:date>2008-01-10T12:27:15</dc:date>
    <meta:editing-cycles>1</meta:editing-cycles>
    <meta:editing-duration>PT14M15S</meta:editing-duration>
    <meta:user-defined meta:name="Info 1"/>
    <meta:user-defined meta:name="Info 2"/>
    <meta:user-defined meta:name="Info 3"/>
    <meta:user-defined meta:name="Info 4"/>
    <meta:document-statistic meta:table-count="3" meta:cell-count="22"/>
  </office:meta>
</office:document-meta>
</file>